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1" style:family="table-cell">
      <style:table-cell-properties style:vertical-align="middle" fo:padding="0.097cm" fo:border-left="none" fo:border-right="none" fo:border-top="0.05pt solid #000000" fo:border-bottom="none"/>
    </style:style>
    <style:style style:name="Table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2" style:family="table-row">
      <style:table-row-properties style:min-row-height="0.432cm"/>
    </style:style>
    <style:style style:name="Table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3" style:family="table-row">
      <style:table-row-properties style:min-row-height="0.238cm"/>
    </style:style>
    <style:style style:name="Table1.B3" style:family="table-cell">
      <style:table-cell-properties fo:background-color="#b2b2b2" fo:padding="0.097cm" fo:border="none">
        <style:background-image/>
      </style:table-cell-properties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background-color="#dddddd" fo:padding="0.097cm" fo:border="none">
        <style:background-image/>
      </style:table-cell-properties>
    </style:style>
    <style:style style:name="Table1.4" style:family="table-row">
      <style:table-row-properties style:min-row-height="0.543cm"/>
    </style:style>
    <style:style style:name="Table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b0065e" officeooo:paragraph-rsid="00b0065e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ed103" style:font-size-asian="9pt" style:font-weight-asian="bold" style:font-size-complex="9pt" style:font-weight-complex="bold"/>
    </style:style>
    <style:style style:name="P61" style:family="paragraph" style:parent-style-name="Table_20_Contents">
      <style:text-properties officeooo:paragraph-rsid="005460a5"/>
    </style:style>
    <style:style style:name="P62" style:family="paragraph" style:parent-style-name="Standard">
      <style:text-properties fo:font-size="2pt" style:font-size-asian="2pt" style:font-size-complex="2pt"/>
    </style:style>
    <style:style style:name="P63" style:family="paragraph" style:parent-style-name="Standard">
      <style:text-properties officeooo:paragraph-rsid="006432c5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b0a5ec" style:font-size-asian="9pt" style:font-weight-asian="bold" style:font-name-complex="Lucida Sans" style:font-size-complex="9pt" style:font-weight-complex="bold"/>
    </style:style>
    <style:style style:name="P66" style:family="paragraph" style:parent-style-name="Frame_20_contents">
      <style:paragraph-properties fo:text-align="justify" style:justify-single-word="false"/>
      <style:text-properties officeooo:rsid="00b42a36" officeooo:paragraph-rsid="00b42a36"/>
    </style:style>
    <style:style style:name="P67" style:family="paragraph" style:parent-style-name="Standard">
      <loext:graphic-properties draw:fill="none"/>
      <style:paragraph-properties fo:margin-left="0.199cm" fo:margin-right="1cm" fo:margin-top="0.199cm" fo:margin-bottom="0cm" loext:contextual-spacing="false" fo:line-height="0.353cm" fo:text-align="end" style:justify-single-word="false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rsid="005460a5" officeooo:paragraph-rsid="00b34408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Standard">
      <loext:graphic-properties draw:fill="none"/>
      <style:paragraph-properties fo:margin-left="0.199cm" fo:margin-right="1cm" fo:margin-top="0.199cm" fo:margin-bottom="0cm" loext:contextual-spacing="false" fo:line-height="0.353cm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0b34408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style:text-position="-5% 100%" fo:letter-spacing="-0.012cm" fo:font-weight="normal" officeooo:rsid="005460a5" fo:background-color="transparent" loext:char-shading-value="0" style:font-weight-asian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fo:letter-spacing="-0.007cm" fo:font-style="normal" officeooo:rsid="001c3d3e" style:font-style-asian="normal" style:font-style-complex="normal"/>
    </style:style>
    <style:style style:name="T40" style:family="text">
      <style:text-properties officeooo:rsid="00247d45" style:text-scale="101%"/>
    </style:style>
    <style:style style:name="T41" style:family="text">
      <style:text-properties officeooo:rsid="00501cee" style:text-scale="101%"/>
    </style:style>
    <style:style style:name="T42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3" style:family="text">
      <style:text-properties fo:letter-spacing="-0.007cm"/>
    </style:style>
    <style:style style:name="T44" style:family="text">
      <style:text-properties fo:letter-spacing="-0.007cm" officeooo:rsid="003bb9d8"/>
    </style:style>
    <style:style style:name="T45" style:family="text">
      <style:text-properties fo:letter-spacing="-0.007cm" fo:font-style="italic" style:font-style-asian="italic" style:font-style-complex="italic"/>
    </style:style>
    <style:style style:name="T46" style:family="text">
      <style:text-properties fo:letter-spacing="-0.007cm" fo:font-style="normal" officeooo:rsid="000f4c70" style:font-style-asian="normal" style:font-style-complex="normal"/>
    </style:style>
    <style:style style:name="T47" style:family="text">
      <style:text-properties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5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fo:letter-spacing="0.004cm" fo:font-style="normal" style:font-style-asian="normal" style:font-style-complex="normal"/>
    </style:style>
    <style:style style:name="T6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font-size="8pt" style:font-size-asian="8pt" style:font-size-complex="8pt"/>
    </style:style>
    <style:style style:name="T69" style:family="text">
      <style:text-properties fo:font-weight="normal" officeooo:rsid="008f8dcf" style:font-weight-asian="normal" style:font-weight-complex="normal"/>
    </style:style>
    <style:style style:name="T70" style:family="text">
      <style:text-properties fo:font-weight="bold" officeooo:rsid="008f8dcf" style:font-weight-asian="bold" style:font-weight-complex="bold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T74" style:family="text">
      <style:text-properties officeooo:rsid="005460a5"/>
    </style:style>
    <style:style style:name="T75" style:family="text">
      <style:text-properties officeooo:rsid="00854325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8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0"><text:placeholder text:placeholder-type="text">&lt;line.name&gt;</text:placeholder></text:p>
          </table:table-cell>
          <table:table-cell table:style-name="Tabla4.A2" office:value-type="string">
            <text:p text:style-name="P35"><text:span text:style-name="T54"><text:text-input text:description="&lt;if test=&quot;o.vat_discriminated&quot;&gt;">If vat discriminated</text:text-input></text:span><text:span text:style-name="T73"><text:text-input text:description="&lt;for each=&quot;line2 in line.invoice_line_tax_id&quot;&gt;">F</text:text-input></text:span><text:text-input text:description="&lt;line2.description&gt;">10,5%</text:text-input><text:span text:style-name="T73"><text:text-input text:description="&lt;/for&gt;">Ef</text:text-input></text:span><text:span text:style-name="T55"><text:text-input text:description="&lt;/if&gt;">Ennd if</text:text-input></text:span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3"><text:text-input text:description="&lt;formatLang(line.printed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6"><text:text-input text:description="&lt;formatLang(line.printed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printed_price_net)&gt;">9.999,50</text:text-input></text:p>
          </table:table-cell>
          <table:table-cell table:style-name="Tabla4.A2" office:value-type="string">
            <text:p text:style-name="P33"><text:span text:style-name="T13"><text:text-input text:description="&lt;formatLang(line.quantity)&gt;">25,45</text:text-input></text:span><text:span text:style-name="T13"><text:s/>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34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4" office:value-type="string">
            <text:p text:style-name="P65"><text:span text:style-name="T39">OBSERVACIONES</text:span><text:span text:style-name="T74">: </text:span><text:span text:style-name="T35"><text:placeholder text:placeholder-type="text">&lt;o.comment&gt;</text:placeholder></text:span></text:p>
          </table:table-cell>
          <table:table-cell table:style-name="Table1.B1" office:value-type="string">
            <text:p text:style-name="P71"><text:span text:style-name="T47">SUB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1" office:value-type="string">
            <text:p text:style-name="P61"/>
          </table:table-cell>
          <table:table-cell table:style-name="Table1.D1" office:value-type="string">
            <text:p text:style-name="P8"><text:text-input text:description="&lt;formatLang(o.printed_amount_untaxed)&gt;">99.999,99</text:text-input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72">IMPUESTOS</text:p>
          </table:table-cell>
          <table:table-cell table:style-name="Table1.C2" office:value-type="string">
            <text:p text:style-name="P14">Base</text:p>
          </table:table-cell>
          <table:table-cell table:style-name="Table1.D2" office:value-type="string">
            <text:p text:style-name="P14">Importe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3"><text:text-input text:description="&lt;for each=&quot;line in o.printed_tax_ids&quot;&gt;">For each line</text:text-input></text:p>
            <text:p text:style-name="P75"><text:text-input text:description="&lt;line.tax_code_id.name&gt;">IVA 21%</text:text-input></text:p>
            <text:p text:style-name="P74"><text:text-input text:description="&lt;/for&gt;">End For</text:text-input></text:p>
          </table:table-cell>
          <table:table-cell table:style-name="Table1.C3" office:value-type="string">
            <text:p text:style-name="P9"><text:text-input text:description="&lt;for each=&quot;line in o.printed_tax_ids&quot;&gt;">For each line</text:text-input></text:p>
            <text:p text:style-name="P13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3" office:value-type="string">
            <text:p text:style-name="P9"><text:text-input text:description="&lt;for each=&quot;line in o.printed_tax_ids&quot;&gt;">For each line</text:text-input></text:p>
            <text:p text:style-name="P11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6"><text:span text:style-name="T47">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4" office:value-type="string">
            <text:p text:style-name="P77"/>
          </table:table-cell>
          <table:table-cell table:style-name="Table1.D4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4">
          <table:table-cell table:style-name="Table1.A5" table:number-columns-spanned="4" office:value-type="string">
            <text:p text:style-name="P78"><text:span text:style-name="T75">Son: </text:span><text:span text:style-name="T75"><text:placeholder text:placeholder-type="text">&lt;o.currency_id.name or o.company_id.currency_id.name&gt;</text:placeholder></text:span><text:span text:style-name="T75"><text:s/></text:span><text:span text:style-name="T75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898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099cm"/>
    </style:style>
    <style:style style:name="Table2.B" style:family="table-column">
      <style:table-column-properties style:column-width="15.799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b0065e" officeooo:paragraph-rsid="00b0065e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ed10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5" style:family="paragraph" style:parent-style-name="Frame_20_contents">
      <style:paragraph-properties fo:text-align="justify" style:justify-single-word="false"/>
      <style:text-properties officeooo:rsid="00b42a36" officeooo:paragraph-rsid="00b42a36"/>
    </style:style>
    <style:style style:name="MP46" style:family="paragraph" style:parent-style-name="Standard">
      <loext:graphic-properties draw:fill="none"/>
      <style:paragraph-properties fo:margin-left="0.199cm" fo:margin-right="1cm" fo:margin-top="0.199cm" fo:margin-bottom="0cm" loext:contextual-spacing="false" fo:line-height="0.353cm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0b34408" fo:background-color="transparent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loext:graphic-properties draw:fill="none"/>
      <style:paragraph-properties fo:margin-left="0.199cm" fo:margin-right="1cm" fo:margin-top="0.199cm" fo:margin-bottom="0cm" loext:contextual-spacing="false" fo:line-height="0.353cm" fo:text-align="end" style:justify-single-word="false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rsid="005460a5" officeooo:paragraph-rsid="00b34408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0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>q</text:p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.sorted(key=lambda a: a.date_maturity)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<text:s/>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<text:span text:style-name="MT61"><text:text-input text:description="&lt;if test=&quot;o.vat_discriminated&quot;&gt;">If vat discriminated</text:text-input></text:span><text:span text:style-name="MT62">%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1">%<text:span text:style-name="MT6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43"/>
              <text:p text:style-name="MP44"><draw:frame draw:style-name="Mfr3" draw:name="image: asimage(o.afip_qr_code_img,size_x=100,size_y=100)" text:anchor-type="paragraph" svg:y="-0.55cm" svg:width="2.775cm" draw:z-index="2"><draw:text-box fo:min-height="0.744cm"><text:p text:style-name="MP45">QR Code</text:p></draw:text-box></draw:frame></text:p>
            </table:table-cell>
            <table:table-cell table:style-name="Table2.A1" office:value-type="string">
              <text:p text:style-name="MP46"/>
              <text:p text:style-name="MP47"><text:span text:style-name="MT64">CAE: </text:span><text:span text:style-name="MT64"><text:placeholder text:placeholder-type="text">&lt;o.afip_cae&gt;</text:placeholder></text:span></text:p>
              <text:p text:style-name="MP47"><text:span text:style-name="MT64">Fecha Vto. CAE: </text:span><text:span text:style-name="MT64"><text:placeholder text:placeholder-type="text">&lt;formatLang(o.afip_cae_due,date=True)&gt;</text:placeholder></text:span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2-17T16:26:39.504358946</dc:date>
    <meta:editing-duration>P2DT7H30M48S</meta:editing-duration>
    <meta:editing-cycles>409</meta:editing-cycles>
    <meta:generator>LibreOffice/6.4.6.2$Linux_X86_64 LibreOffice_project/40$Build-2</meta:generator>
    <meta:document-statistic meta:table-count="7" meta:image-count="0" meta:object-count="0" meta:page-count="1" meta:paragraph-count="85" meta:word-count="385" meta:character-count="2070" meta:non-whitespace-character-count="1959"/>
  </office:meta>
</office:document-meta>
</file>